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 style:text-underline-style="solid" style:text-underline-width="auto" style:text-underline-color="font-color" officeooo:rsid="001bc5bf" officeooo:paragraph-rsid="001bc5bf"/>
    </style:style>
    <style:style style:name="P4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 style:text-underline-style="solid" style:text-underline-width="auto" style:text-underline-color="font-color" officeooo:rsid="001db18b" officeooo:paragraph-rsid="001db18b"/>
    </style:style>
    <style:style style:name="P5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 style:text-underline-style="solid" style:text-underline-width="auto" style:text-underline-color="font-color" officeooo:rsid="001f5abe" officeooo:paragraph-rsid="001f5abe"/>
    </style:style>
    <style:style style:name="P6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 officeooo:paragraph-rsid="001db18b"/>
    </style:style>
    <style:style style:name="P7" style:family="paragraph" style:parent-style-name="Text_20_body">
      <style:text-properties style:font-name="courier new" fo:font-size="12pt"/>
    </style:style>
    <style:style style:name="P8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style:font-name="courier new" fo:font-size="12pt" officeooo:paragraph-rsid="001a5623"/>
    </style:style>
    <style:style style:name="T1" style:family="text">
      <style:text-properties fo:background-color="#ffff00" loext:char-shading-value="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2e3a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3">Review</text:p>
      <text:p text:style-name="P2"/>
      <text:p text:style-name="P6">The paper addresses an important area in robotics - learning of a policy from wrench data. The methods applied seems to be adequate and novel enough. Authors provided comprehensive overview of the related work.</text:p>
      <text:p text:style-name="P6"/>
      <text:p text:style-name="P4">Points to address</text:p>
      <text:p text:style-name="P6"/>
      <text:p text:style-name="P6">However, the paper is not easy to follow and <text:span text:style-name="T1">requires a lot of previous knowledge in order</text:span> to understand it.</text:p>
      <text:p text:style-name="P2"/>
      <text:p text:style-name="P5">Suggestion 1</text:p>
      <text:p text:style-name="P2"/>
      <text:p text:style-name="P2">I suggest rewriting the paper in a sense to initially describe the overall procedure, which will enable to follow the paper also to the readers with less profound knowledge in RL of POMDP. </text:p>
      <text:p text:style-name="P1"/>
      <text:p text:style-name="P1"/>
      <text:p text:style-name="P1"/>
      <text:p text:style-name="P2"><text:span text:style-name="T2">Minor remarks:</text:span> </text:p>
      <text:p text:style-name="P2"/>
      <text:p text:style-name="P2">1) authors use the same notation (x and y) for position vector and binary feature vector. The same notation was latter used to denote Cartesian coordinate axis.</text:p>
      <text:p text:style-name="P2"/>
      <text:p text:style-name="P2">2) Figure 2: Likelihood edge contact is not clear to me. Additional explanation would be beneficial.</text:p>
      <text:p text:style-name="P2"/>
      <text:p text:style-name="P7">3) page 4: Authors referee to the Figure 4 bottom, while only Figure 4 top exists.</text:p>
      <text:p text:style-name="P2">4) page 6: “Maximization EM step, see Figure 2, is obtained.” Should be Figure 5 instead??</text:p>
      <text:p text:style-name="P2"/>
      <text:p text:style-name="P2">5) page 7: Figure 7: The scale of the value function in the range of 0..100, while in the text is in the range of 0..1.</text:p>
      <text:p text:style-name="P2"/>
      <text:p text:style-name="P2">6) page 8: Eq. (10) is ambiguous, has the same value (\dot{x}) on both sides. Please rewrite it.</text:p>
      <text:p text:style-name="P2"/>
      <text:p text:style-name="P2">7) Experiments considered only position velocity learning. I suggest including also rotational velocity learning in experiments or give an explanation, why this was omitted.</text:p>
      <text:p text:style-name="Standard"><text:soft-page-break/></text:p>
      <text:p text:style-name="Standard">→<text:span text:style-name="T3"> explain why this was omitted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0T20:10:56.995224209</meta:creation-date>
    <dc:date>2016-10-25T11:22:26.116696388</dc:date>
    <meta:editing-duration>PT45M7S</meta:editing-duration>
    <meta:editing-cycles>8</meta:editing-cycles>
    <meta:generator>LibreOffice/5.1.4.2$Linux_X86_64 LibreOffice_project/10m0$Build-2</meta:generator>
    <meta:document-statistic meta:table-count="0" meta:image-count="0" meta:object-count="0" meta:page-count="2" meta:paragraph-count="15" meta:word-count="244" meta:character-count="1408" meta:non-whitespace-character-count="1176"/>
  </office:meta>
</office:document-meta>
</file>